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c78b" officeooo:paragraph-rsid="0002c78b"/>
    </style:style>
    <style:style style:name="P2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#ffff00"/>
    </style:style>
    <style:style style:name="P3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rsid="0003bb23" officeooo:paragraph-rsid="0003bb23" fo:background-color="transparent"/>
    </style:style>
    <style:style style:name="P5" style:family="paragraph" style:parent-style-name="Standard">
      <style:text-properties style:text-underline-style="none" officeooo:rsid="0002c78b" officeooo:paragraph-rsid="0002c78b"/>
    </style:style>
    <style:style style:name="P6" style:family="paragraph" style:parent-style-name="Standard">
      <style:text-properties style:text-underline-style="none" officeooo:rsid="00034804" officeooo:paragraph-rsid="00034804" fo:background-color="#ffff00"/>
    </style:style>
    <style:style style:name="P7" style:family="paragraph" style:parent-style-name="Standard">
      <style:text-properties style:text-underline-style="none" officeooo:rsid="00034804" officeooo:paragraph-rsid="00034804" fo:background-color="transparent"/>
    </style:style>
    <style:style style:name="P8" style:family="paragraph" style:parent-style-name="Standard">
      <style:text-properties style:text-underline-style="none" officeooo:rsid="0003bb23" officeooo:paragraph-rsid="0003bb23" fo:background-color="transparent"/>
    </style:style>
    <style:style style:name="P9" style:family="paragraph" style:parent-style-name="Standard">
      <style:text-properties style:text-underline-style="solid" style:text-underline-width="auto" style:text-underline-color="font-color" officeooo:rsid="000516a5" officeooo:paragraph-rsid="000516a5" fo:background-color="transparent"/>
    </style:style>
    <style:style style:name="P10" style:family="paragraph" style:parent-style-name="Standard">
      <style:text-properties style:text-underline-style="none" officeooo:rsid="000516a5" officeooo:paragraph-rsid="000516a5" fo:background-color="transparent"/>
    </style:style>
    <style:style style:name="P11" style:family="paragraph" style:parent-style-name="Standard">
      <style:text-properties style:text-underline-style="none" officeooo:rsid="000516a5" officeooo:paragraph-rsid="000516a5"/>
    </style:style>
    <style:style style:name="P12" style:family="paragraph" style:parent-style-name="Standard">
      <style:text-properties style:text-underline-style="none" officeooo:rsid="0005bbbf" officeooo:paragraph-rsid="0005bbbf"/>
    </style:style>
    <style:style style:name="P13" style:family="paragraph" style:parent-style-name="Standard">
      <style:text-properties style:text-underline-style="none" officeooo:rsid="0007c2b5" officeooo:paragraph-rsid="0007c2b5"/>
    </style:style>
    <style:style style:name="P14" style:family="paragraph" style:parent-style-name="Standard">
      <style:text-properties style:text-underline-style="none" officeooo:rsid="000874b8" officeooo:paragraph-rsid="000874b8"/>
    </style:style>
    <style:style style:name="P15" style:family="paragraph" style:parent-style-name="Standard">
      <style:text-properties officeooo:rsid="0002c78b" officeooo:paragraph-rsid="0007c2b5" fo:background-color="#ffff00"/>
    </style:style>
    <style:style style:name="P16" style:family="paragraph" style:parent-style-name="Standard">
      <style:text-properties officeooo:rsid="0002c78b" officeooo:paragraph-rsid="0007c2b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874b8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34804" fo:background-color="#ffff00" loext:char-shading-value="0"/>
    </style:style>
    <style:style style:name="T5" style:family="text">
      <style:text-properties style:text-underline-style="none" officeooo:rsid="00034804"/>
    </style:style>
    <style:style style:name="T6" style:family="text">
      <style:text-properties style:text-underline-style="none" officeooo:rsid="0007c2b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087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EGIN MAINPROGRAM</text:p>
      <text:p text:style-name="P16"><text:span text:style-name="T4"><text:tab/>REPEAT</text:span></text:p>
      <text:p text:style-name="P15"><text:span text:style-name="T5"><text:tab/></text:span><text:span text:style-name="T6">Wait</text:span></text:p>
      <text:p text:style-name="P6"><text:tab/>UNTIL &lt;Return&gt; pressed</text:p>
      <text:p text:style-name="P2"><text:span text:style-name="T3"><text:tab/></text:span>Loop</text:p>
      <text:p text:style-name="P6"><text:tab/>entry.bind(‘&lt;Return&gt;’, loop)</text:p>
      <text:p text:style-name="P1"><text:span text:style-name="T3"><text:tab/></text:span>Initialisation</text:p>
      <text:p text:style-name="P5"><text:tab/>root = <text:span text:style-name="T1">tkintermake</text:span></text:p>
      <text:p text:style-name="P7">END MAINPROGRAM</text:p>
      <text:p text:style-name="P7"/>
      <text:p text:style-name="P7">BEGIN Loop</text:p>
      <text:p text:style-name="P3"><text:span text:style-name="T3"><text:tab/></text:span>Entryget</text:p>
      <text:p text:style-name="P9"><text:span text:style-name="T3"><text:tab/>Define cmd as </text:span>Parsecommand</text:p>
      <text:p text:style-name="P10"><text:tab/>Define <text:span text:style-name="T1">Collection</text:span> as <text:span text:style-name="T1">Itemslist</text:span></text:p>
      <text:p text:style-name="P10"><text:tab/>Define <text:span text:style-name="T8">Item</text:span><text:span text:style-name="T7"> as </text:span><text:span text:style-name="T8">FindItem</text:span></text:p>
      <text:p text:style-name="P4"/>
      <text:p text:style-name="P4"><text:span text:style-name="T3"><text:tab/></text:span>CheckCommand</text:p>
      <text:p text:style-name="P4"><text:span text:style-name="T3"><text:tab/></text:span>HealthCheck</text:p>
      <text:p text:style-name="P4"><text:span text:style-name="T3"><text:tab/></text:span>HealthWarning</text:p>
      <text:p text:style-name="P4"><text:span text:style-name="T3"><text:tab/></text:span>StarvationCheck</text:p>
      <text:p text:style-name="P8">END Loop</text:p>
      <text:p text:style-name="P7"/>
      <text:p text:style-name="P8">BEGIN Entryget</text:p>
      <text:p text:style-name="P11"><text:tab/>Get <text:span text:style-name="T1">Userinput</text:span></text:p>
      <text:p text:style-name="P11"><text:tab/>PRINT <text:span text:style-name="T1">Userinput</text:span></text:p>
      <text:p text:style-name="P12">END Entryget</text:p>
      <text:p text:style-name="P12"/>
      <text:p text:style-name="P13"><text:span text:style-name="T9">BEGIN</text:span> <text:span text:style-name="T1">FindItem</text:span></text:p>
      <text:p text:style-name="P13"><text:tab/><text:span text:style-name="T9">Get </text:span><text:span text:style-name="T2">Collection</text:span></text:p>
      <text:p text:style-name="P13"><text:tab/><text:span text:style-name="T9">Get </text:span><text:span text:style-name="T2">ItemName</text:span></text:p>
      <text:p text:style-name="P13"><text:tab/><text:span text:style-name="T9">For each Item in Container</text:span></text:p>
      <text:p text:style-name="P13"><text:tab/><text:tab/><text:span text:style-name="T9">If Item = ItemName:</text:span></text:p>
      <text:p text:style-name="P13"><text:tab/><text:tab/><text:tab/><text:span text:style-name="T9">Return Item</text:span></text:p>
      <text:p text:style-name="P13"><text:tab/><text:span text:style-name="T9">NEXT Item</text:span></text:p>
      <text:p text:style-name="P14">END FindItem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3:47:59.979000000</meta:creation-date>
    <dc:date>2017-09-08T13:02:17.691000000</dc:date>
    <meta:editing-duration>PT1H51S</meta:editing-duration>
    <meta:editing-cycles>4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31" meta:word-count="66" meta:character-count="481" meta:non-whitespace-character-count="420"/>
  </office:meta>
</office:document-meta>
</file>